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dataBRU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2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table:style-name="Default"/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CSV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3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6-[.B5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6-[.E5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7]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[.B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1]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-[.E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8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1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0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-[.E21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24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2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9:41:50.469520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48:40.078968080</meta:creation-date>
    <dc:date>2017-03-07T09:52:58.601985687</dc:date>
    <meta:editing-duration>PT17M42S</meta:editing-duration>
    <meta:editing-cycles>9</meta:editing-cycles>
    <meta:generator>LibreOffice/5.1.6.2$Linux_X86_64 LibreOffice_project/10m0$Build-2</meta:generator>
    <meta:document-statistic meta:table-count="2" meta:cell-count="917" meta:object-count="0"/>
  </office:meta>
</office:document-meta>
</file>